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0.373cm"/>
    </style:style>
    <style:style style:name="gr12" style:family="graphic" style:parent-style-name="standard">
      <style:graphic-properties draw:stroke="none" svg:stroke-color="#000000" draw:fill="none" draw:fill-color="#ffffff" fo:min-height="1.897cm"/>
    </style:style>
    <style:style style:name="gr13" style:family="graphic" style:parent-style-name="standard">
      <style:graphic-properties draw:stroke="none" svg:stroke-color="#000000" draw:fill="none" draw:fill-color="#ffffff" fo:min-height="2.845cm"/>
    </style:style>
    <style:style style:name="gr14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47b82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svg:stroke-width="0.053cm" svg:stroke-color="#47b823" draw:marker-start-width="0.279cm" draw:marker-end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gr19" style:family="graphic" style:parent-style-name="standard">
      <style:graphic-properties svg:stroke-width="0.053cm" svg:stroke-color="#47b823" draw:marker-start-width="0.279cm" draw:marker-end-width="0.279cm" draw:fill="none" draw:textarea-horizontal-align="justify" draw:textarea-vertical-align="middle" draw:auto-grow-height="false" fo:min-height="0.968cm" fo:min-width="1.099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6.4cm"/>
    </style:style>
    <style:style style:name="gr21" style:family="graphic" style:parent-style-name="standard">
      <style:graphic-properties draw:stroke="none" svg:stroke-color="#000000" draw:fill="none" draw:fill-color="#ffffff" fo:min-height="2.362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color="#3333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color="#47b823"/>
    </style:style>
    <style:style style:name="P12" style:family="paragraph">
      <loext:graphic-properties draw:fill="none" draw:fill-color="#ffffff"/>
      <style:text-properties fo:color="#47b823"/>
    </style:style>
    <style:style style:name="P13" style:family="paragraph">
      <style:text-properties fo:color="#000000" fo:font-size="20pt" style:font-size-asian="20pt" style:font-size-complex="20pt"/>
    </style:style>
    <style:style style:name="P14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T1" style:family="text">
      <style:text-properties fo:color="#3333ff"/>
    </style:style>
    <style:style style:name="T2" style:family="text">
      <style:text-properties fo:color="#ff6600"/>
    </style:style>
    <style:style style:name="T3" style:family="text">
      <style:text-properties fo:color="#47b82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5.535cm" svg:y="24.888cm">
          <text:p text:style-name="P4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.931cm" svg:y1="24.228cm" svg:x2="27.661cm" svg:y2="23.847cm">
          <text:p/>
        </draw:line>
        <draw:line draw:style-name="gr2" draw:text-style-name="P2" draw:layer="layout" svg:x1="28.931cm" svg:y1="24.228cm" svg:x2="28.931cm" svg:y2="27.276cm">
          <text:p/>
        </draw:line>
        <draw:line draw:style-name="gr2" draw:text-style-name="P2" draw:layer="layout" svg:x1="28.931cm" svg:y1="27.276cm" svg:x2="27.661cm" svg:y2="27.657cm">
          <text:p/>
        </draw:line>
        <draw:line draw:style-name="gr2" draw:text-style-name="P2" draw:layer="layout" svg:x1="27.661cm" svg:y1="23.847cm" svg:x2="27.661cm" svg:y2="27.657cm">
          <text:p/>
        </draw:line>
        <draw:frame draw:style-name="gr3" draw:text-style-name="P3" draw:layer="layout" svg:width="5.842cm" svg:height="4.517cm" svg:x="20.93cm" svg:y="20.041cm">
          <draw:text-box>
            <text:p>Key:</text:p>
            <text:p>LVCMOS</text:p>
            <text:p><text:span text:style-name="T1">LV</text:span><text:span text:style-name="T1">P</text:span><text:span text:style-name="T1">E</text:span><text:span text:style-name="T1">CL</text:span></text:p>
            <text:p><text:span text:style-name="T2">C</text:span><text:span text:style-name="T2">M</text:span><text:span text:style-name="T2">L</text:span></text:p>
            <text:p><text:span text:style-name="T3">A</text:span><text:span text:style-name="T3">N</text:span><text:span text:style-name="T3">AL</text:span><text:span text:style-name="T3">O</text:span><text:span text:style-name="T3">G</text:span></text:p>
            <text:p><text:span text:style-name="T2"/></text:p>
          </draw:text-box>
        </draw:frame>
        <draw:custom-shape draw:style-name="gr4" draw:text-style-name="P5" draw:layer="layout" svg:width="1.27cm" svg:height="1.27cm" svg:x="25.121cm" svg:y="23.847cm">
          <text:p text:style-name="P4"><text:span text:style-name="T4">10 MHz</text:span></text:p>
          <text:p text:style-name="P4"><text:span text:style-name="T4">OCX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8.423cm" svg:y1="27.403cm" svg:x2="28.423cm" svg:y2="28.165cm">
          <text:p/>
        </draw:line>
        <draw:line draw:style-name="gr5" draw:text-style-name="P6" draw:layer="layout" svg:x1="26.391cm" svg:y1="24.482cm" svg:x2="27.661cm" svg:y2="24.482cm">
          <text:p/>
        </draw:line>
        <draw:custom-shape draw:style-name="gr4" draw:text-style-name="P1" draw:layer="layout" svg:width="1.27cm" svg:height="1.27cm" svg:x="25.121cm" svg:y="23.847cm">
          <text:p text:style-name="P4"><text:span text:style-name="T4">10 MHz</text:span></text:p>
          <text:p text:style-name="P4"><text:span text:style-name="T4">OCX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5.121cm" svg:y="26.26cm">
          <text:p text:style-name="P4"><text:span text:style-name="T4">EXT</text:span><text:span text:style-name="T4"><text:line-break/></text:span><text:span text:style-name="T4">REF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6.391cm" svg:y1="26.895cm" svg:x2="27.661cm" svg:y2="26.895cm">
          <text:p/>
        </draw:line>
        <draw:line draw:style-name="gr2" draw:text-style-name="P6" draw:layer="layout" svg:x1="28.931cm" svg:y1="25.371cm" svg:x2="35.535cm" svg:y2="25.371cm">
          <text:p/>
        </draw:line>
        <draw:frame draw:style-name="gr6" draw:text-style-name="P8" draw:layer="layout" svg:width="2.794cm" svg:height="0.645cm" svg:x="27.026cm" svg:y="23.339cm">
          <draw:text-box>
            <text:p text:style-name="P7"><text:span text:style-name="T4">CDCL</text:span><text:span text:style-name="T4">VP12</text:span><text:span text:style-name="T4">04</text:span></text:p>
          </draw:text-box>
        </draw:frame>
        <draw:line draw:style-name="gr2" draw:text-style-name="P6" draw:layer="layout" svg:x1="28.931cm" svg:y1="24.609cm" svg:x2="30.201cm" svg:y2="24.609cm">
          <text:p/>
        </draw:line>
        <draw:line draw:style-name="gr2" draw:text-style-name="P6" draw:layer="layout" svg:x1="30.201cm" svg:y1="24.355cm" svg:x2="30.201cm" svg:y2="24.863cm">
          <text:p/>
        </draw:line>
        <draw:line draw:style-name="gr5" draw:text-style-name="P6" draw:layer="layout" svg:x1="30.201cm" svg:y1="24.355cm" svg:x2="30.582cm" svg:y2="24.609cm">
          <text:p/>
        </draw:line>
        <draw:line draw:style-name="gr5" draw:text-style-name="P6" draw:layer="layout" svg:x1="30.201cm" svg:y1="24.863cm" svg:x2="30.582cm" svg:y2="24.609cm">
          <text:p/>
        </draw:line>
        <draw:frame draw:style-name="gr7" draw:text-style-name="P8" draw:layer="layout" svg:width="2.794cm" svg:height="0.645cm" svg:x="31.09cm" svg:y="24.228cm">
          <draw:text-box>
            <text:p text:style-name="P7">FPGA CLK</text:p>
          </draw:text-box>
        </draw:frame>
        <draw:line draw:style-name="gr5" draw:text-style-name="P6" draw:layer="layout" svg:x1="30.582cm" svg:y1="24.609cm" svg:x2="31.217cm" svg:y2="24.609cm">
          <text:p/>
        </draw:line>
        <draw:line draw:style-name="gr8" draw:text-style-name="P6" draw:layer="layout" svg:x1="35.662cm" svg:y1="26.031cm" svg:x2="36.678cm" svg:y2="25.015cm">
          <text:p/>
        </draw:line>
        <draw:custom-shape draw:style-name="gr9" draw:text-style-name="P1" draw:layer="layout" svg:width="1.27cm" svg:height="1.27cm" svg:x="35.535cm" svg:y="26.15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5.662cm" svg:y1="27.301cm" svg:x2="36.678cm" svg:y2="26.285cm">
          <text:p/>
        </draw:line>
        <draw:frame draw:style-name="gr10" draw:text-style-name="P8" draw:layer="layout" svg:width="3.429cm" svg:height="1.039cm" svg:x="34.773cm" svg:y="24.253cm">
          <draw:text-box>
            <text:p text:style-name="P7"><text:span text:style-name="T4">NB6L295MMNG</text:span></text:p>
          </draw:text-box>
        </draw:frame>
        <draw:line draw:style-name="gr5" draw:text-style-name="P6" draw:layer="layout" svg:x1="36.17cm" svg:y1="27.534cm" svg:x2="36.17cm" svg:y2="29.058cm">
          <text:p/>
        </draw:line>
        <draw:frame draw:style-name="gr11" draw:text-style-name="P10" draw:layer="layout" svg:width="1.27cm" svg:height="0.725cm" svg:x="35.535cm" svg:y="28.841cm">
          <draw:text-box>
            <text:p text:style-name="P9"><text:span text:style-name="T5">SPI</text:span></text:p>
          </draw:text-box>
        </draw:frame>
        <draw:line draw:style-name="gr2" draw:text-style-name="P2" draw:layer="layout" svg:x1="32.868cm" svg:y1="29.435cm" svg:x2="31.598cm" svg:y2="29.054cm">
          <text:p/>
        </draw:line>
        <draw:line draw:style-name="gr2" draw:text-style-name="P2" draw:layer="layout" svg:x1="32.868cm" svg:y1="29.435cm" svg:x2="32.868cm" svg:y2="32.483cm">
          <text:p/>
        </draw:line>
        <draw:line draw:style-name="gr2" draw:text-style-name="P2" draw:layer="layout" svg:x1="32.868cm" svg:y1="32.483cm" svg:x2="31.598cm" svg:y2="32.864cm">
          <text:p/>
        </draw:line>
        <draw:line draw:style-name="gr2" draw:text-style-name="P2" draw:layer="layout" svg:x1="31.598cm" svg:y1="29.054cm" svg:x2="31.598cm" svg:y2="32.864cm">
          <text:p/>
        </draw:line>
        <draw:line draw:style-name="gr2" draw:text-style-name="P6" draw:layer="layout" svg:x1="28.931cm" svg:y1="26.387cm" svg:x2="30.201cm" svg:y2="26.387cm">
          <text:p/>
        </draw:line>
        <draw:line draw:style-name="gr2" draw:text-style-name="P6" draw:layer="layout" svg:x1="30.201cm" svg:y1="26.387cm" svg:x2="30.201cm" svg:y2="29.689cm">
          <text:p/>
        </draw:line>
        <draw:line draw:style-name="gr2" draw:text-style-name="P6" draw:layer="layout" svg:x1="30.201cm" svg:y1="29.689cm" svg:x2="31.598cm" svg:y2="29.689cm">
          <text:p/>
        </draw:line>
        <draw:frame draw:style-name="gr7" draw:text-style-name="P8" draw:layer="layout" svg:width="2.794cm" svg:height="0.645cm" svg:x="30.836cm" svg:y="28.419cm">
          <draw:text-box>
            <text:p text:style-name="P7"><text:span text:style-name="T4">ICS853S057I</text:span></text:p>
          </draw:text-box>
        </draw:frame>
        <draw:line draw:style-name="gr5" draw:text-style-name="P6" draw:layer="layout" svg:x1="32.36cm" svg:y1="32.61cm" svg:x2="32.36cm" svg:y2="33.372cm">
          <text:p/>
        </draw:line>
        <draw:frame draw:style-name="gr12" draw:text-style-name="P10" draw:layer="layout" svg:width="2.667cm" svg:height="2.147cm" svg:x="27.407cm" svg:y="28.177cm">
          <draw:text-box>
            <text:p text:style-name="P9"><text:span text:style-name="T5">clk_s</text:span><text:span text:style-name="T5">el</text:span></text:p>
            <text:p text:style-name="P9"><text:span text:style-name="T5">0: </text:span><text:span text:style-name="T5">OCX</text:span><text:span text:style-name="T5">O</text:span></text:p>
            <text:p text:style-name="P9"><text:span text:style-name="T5">1: </text:span><text:span text:style-name="T5">EXT</text:span></text:p>
          </draw:text-box>
        </draw:frame>
        <draw:frame draw:style-name="gr13" draw:text-style-name="P10" draw:layer="layout" svg:width="2.921cm" svg:height="3.095cm" svg:x="31.344cm" svg:y="33.257cm">
          <draw:text-box>
            <text:p text:style-name="P9"><text:span text:style-name="T5">trig_sel</text:span></text:p>
            <text:p text:style-name="P9"><text:span text:style-name="T5">0: </text:span><text:span text:style-name="T5">DIGITAL</text:span></text:p>
            <text:p text:style-name="P9"><text:span text:style-name="T5">1: NC</text:span></text:p>
            <text:p text:style-name="P9"><text:span text:style-name="T5">2: TP302</text:span></text:p>
            <text:p text:style-name="P9"><text:span text:style-name="T5">3: </text:span><text:span text:style-name="T5">ANALOG</text:span></text:p>
          </draw:text-box>
        </draw:frame>
        <draw:line draw:style-name="gr2" draw:text-style-name="P6" draw:layer="layout" svg:x1="30.201cm" svg:y1="30.324cm" svg:x2="31.598cm" svg:y2="30.324cm">
          <text:p/>
        </draw:line>
        <draw:line draw:style-name="gr2" draw:text-style-name="P6" draw:layer="layout" svg:x1="30.201cm" svg:y1="31.086cm" svg:x2="31.598cm" svg:y2="31.086cm">
          <text:p/>
        </draw:line>
        <draw:line draw:style-name="gr14" draw:text-style-name="P6" draw:layer="layout" svg:x1="27.661cm" svg:y1="31.852cm" svg:x2="31.598cm" svg:y2="31.848cm">
          <text:p/>
        </draw:line>
        <draw:frame draw:style-name="gr10" draw:text-style-name="P8" draw:layer="layout" svg:width="1.651cm" svg:height="1.039cm" svg:x="28.804cm" svg:y="30.809cm">
          <draw:text-box>
            <text:p text:style-name="P7"><text:span text:style-name="T4">TP302</text:span></text:p>
          </draw:text-box>
        </draw:frame>
        <draw:line draw:style-name="gr2" draw:text-style-name="P6" draw:layer="layout" svg:x1="32.868cm" svg:y1="30.959cm" svg:x2="34.265cm" svg:y2="30.959cm">
          <text:p/>
        </draw:line>
        <draw:line draw:style-name="gr2" draw:text-style-name="P6" draw:layer="layout" svg:x1="34.265cm" svg:y1="26.768cm" svg:x2="34.265cm" svg:y2="30.959cm">
          <text:p/>
        </draw:line>
        <draw:line draw:style-name="gr2" draw:text-style-name="P6" draw:layer="layout" svg:x1="34.265cm" svg:y1="26.768cm" svg:x2="35.535cm" svg:y2="26.768cm">
          <text:p/>
        </draw:line>
        <draw:line draw:style-name="gr14" draw:text-style-name="P2" draw:layer="layout" svg:x1="27.661cm" svg:y1="31.852cm" svg:x2="25.121cm" svg:y2="33.122cm">
          <text:p/>
        </draw:line>
        <draw:line draw:style-name="gr14" draw:text-style-name="P2" draw:layer="layout" svg:x1="27.661cm" svg:y1="31.852cm" svg:x2="25.121cm" svg:y2="30.582cm">
          <text:p/>
        </draw:line>
        <draw:line draw:style-name="gr15" draw:text-style-name="P2" draw:layer="layout" svg:x1="25.121cm" svg:y1="33.122cm" svg:x2="25.121cm" svg:y2="30.582cm">
          <text:p/>
        </draw:line>
        <draw:frame draw:style-name="gr16" draw:text-style-name="P8" draw:layer="layout" svg:width="2.54cm" svg:height="0.645cm" svg:x="25.375cm" svg:y="30.201cm">
          <draw:text-box>
            <text:p text:style-name="P7"><text:span text:style-name="T4">ADCMP580</text:span></text:p>
          </draw:text-box>
        </draw:frame>
        <draw:line draw:style-name="gr15" draw:text-style-name="P2" draw:layer="layout" svg:x1="22.581cm" svg:y1="32.614cm" svg:x2="25.121cm" svg:y2="32.614cm">
          <text:p/>
        </draw:line>
        <draw:custom-shape draw:style-name="gr17" draw:text-style-name="P1" draw:layer="layout" svg:width="1.27cm" svg:height="1.27cm" svg:x="21.311cm" svg:y="31.979cm">
          <text:p text:style-name="P4"><text:span text:style-name="T4">DAC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2.581cm" svg:y1="30.963cm" svg:x2="25.121cm" svg:y2="30.963cm">
          <text:p/>
        </draw:line>
        <draw:custom-shape draw:style-name="gr17" draw:text-style-name="P1" draw:layer="layout" svg:width="1.27cm" svg:height="1.27cm" svg:x="21.311cm" svg:y="30.328cm">
          <text:p text:style-name="P4"><text:span text:style-name="T6">ATRIG</text:span></text:p>
          <text:p text:style-name="P4"><text:span text:style-name="T4">INPUT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2.901cm" svg:y1="22.835cm" svg:x2="40.361cm" svg:y2="24.105cm">
          <text:p/>
        </draw:line>
        <draw:line draw:style-name="gr14" draw:text-style-name="P2" draw:layer="layout" svg:x1="42.901cm" svg:y1="22.835cm" svg:x2="40.361cm" svg:y2="21.565cm">
          <text:p/>
        </draw:line>
        <draw:line draw:style-name="gr15" draw:text-style-name="P2" draw:layer="layout" svg:x1="40.361cm" svg:y1="24.105cm" svg:x2="40.361cm" svg:y2="21.565cm">
          <text:p/>
        </draw:line>
        <draw:frame draw:style-name="gr16" draw:text-style-name="P8" draw:layer="layout" svg:width="2.54cm" svg:height="0.645cm" svg:x="40.615cm" svg:y="21.184cm">
          <draw:text-box>
            <text:p text:style-name="P7"><text:span text:style-name="T4">ADCMP580</text:span></text:p>
          </draw:text-box>
        </draw:frame>
        <draw:line draw:style-name="gr2" draw:text-style-name="P6" draw:layer="layout" svg:x1="36.805cm" svg:y1="25.375cm" svg:x2="38.202cm" svg:y2="25.375cm">
          <text:p/>
        </draw:line>
        <draw:line draw:style-name="gr2" draw:text-style-name="P6" draw:layer="layout" svg:x1="36.805cm" svg:y1="26.772cm" svg:x2="38.202cm" svg:y2="26.772cm">
          <text:p/>
        </draw:line>
        <draw:line draw:style-name="gr2" draw:text-style-name="P6" draw:layer="layout" svg:x1="38.202cm" svg:y1="22.708cm" svg:x2="38.203cm" svg:y2="25.375cm">
          <text:p/>
        </draw:line>
        <draw:line draw:style-name="gr2" draw:text-style-name="P6" draw:layer="layout" svg:x1="38.203cm" svg:y1="22.709cm" svg:x2="40.361cm" svg:y2="22.708cm">
          <text:p/>
        </draw:line>
        <draw:line draw:style-name="gr2" draw:text-style-name="P6" draw:layer="layout" svg:x1="38.203cm" svg:y1="26.772cm" svg:x2="38.202cm" svg:y2="32.741cm">
          <text:p/>
        </draw:line>
        <draw:frame draw:style-name="gr18" draw:text-style-name="P10" draw:layer="layout" svg:width="2.667cm" svg:height="1.199cm" svg:x="38.583cm" svg:y="25.629cm">
          <draw:text-box>
            <text:p text:style-name="P9"><text:span text:style-name="T5">CMP OUT</text:span></text:p>
          </draw:text-box>
        </draw:frame>
        <draw:frame draw:style-name="gr11" draw:text-style-name="P10" draw:layer="layout" svg:width="1.27cm" svg:height="0.725cm" svg:x="35.535cm" svg:y="28.842cm">
          <draw:text-box>
            <text:p text:style-name="P9"><text:span text:style-name="T5">SPI</text:span></text:p>
          </draw:text-box>
        </draw:frame>
        <draw:line draw:style-name="gr14" draw:text-style-name="P2" draw:layer="layout" svg:x1="45.441cm" svg:y1="29.312cm" svg:x2="42.901cm" svg:y2="30.582cm">
          <text:p/>
        </draw:line>
        <draw:line draw:style-name="gr14" draw:text-style-name="P2" draw:layer="layout" svg:x1="45.441cm" svg:y1="29.312cm" svg:x2="42.901cm" svg:y2="28.042cm">
          <text:p/>
        </draw:line>
        <draw:line draw:style-name="gr15" draw:text-style-name="P2" draw:layer="layout" svg:x1="42.901cm" svg:y1="30.582cm" svg:x2="42.901cm" svg:y2="28.042cm">
          <text:p/>
        </draw:line>
        <draw:frame draw:style-name="gr16" draw:text-style-name="P8" draw:layer="layout" svg:width="2.54cm" svg:height="0.645cm" svg:x="43.155cm" svg:y="27.661cm">
          <draw:text-box>
            <text:p text:style-name="P7"><text:span text:style-name="T4">ADCMP580</text:span></text:p>
          </draw:text-box>
        </draw:frame>
        <draw:line draw:style-name="gr2" draw:text-style-name="P6" draw:layer="layout" svg:x1="44.171cm" svg:y1="32.741cm" svg:x2="38.203cm" svg:y2="32.742cm">
          <text:p/>
        </draw:line>
        <draw:line draw:style-name="gr2" draw:text-style-name="P6" draw:layer="layout" svg:x1="44.171cm" svg:y1="32.742cm" svg:x2="44.171cm" svg:y2="29.947cm">
          <text:p/>
        </draw:line>
        <draw:line draw:style-name="gr14" draw:text-style-name="P2" draw:layer="layout" svg:x1="42.901cm" svg:y1="22.835cm" svg:x2="45.187cm" svg:y2="22.835cm">
          <text:p/>
        </draw:line>
        <draw:custom-shape draw:style-name="gr17" draw:text-style-name="P1" draw:layer="layout" svg:width="1.27cm" svg:height="1.27cm" svg:x="45.187cm" svg:y="22.2cm">
          <text:p text:style-name="P4"><text:span text:style-name="T6">PULSE</text:span></text:p>
          <text:p text:style-name="P4"><text:span text:style-name="T4">OUT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0.201cm" svg:y1="24.355cm" svg:x2="30.201cm" svg:y2="24.863cm">
          <text:p/>
        </draw:line>
        <draw:line draw:style-name="gr5" draw:text-style-name="P6" draw:layer="layout" svg:x1="30.201cm" svg:y1="24.355cm" svg:x2="30.582cm" svg:y2="24.609cm">
          <text:p/>
        </draw:line>
        <draw:line draw:style-name="gr5" draw:text-style-name="P6" draw:layer="layout" svg:x1="30.201cm" svg:y1="24.863cm" svg:x2="30.582cm" svg:y2="24.609cm">
          <text:p/>
        </draw:line>
        <draw:line draw:style-name="gr5" draw:text-style-name="P6" draw:layer="layout" svg:x1="30.582cm" svg:y1="24.609cm" svg:x2="31.217cm" svg:y2="24.609cm">
          <text:p/>
        </draw:line>
        <draw:line draw:style-name="gr2" draw:text-style-name="P6" draw:layer="layout" svg:x1="47.092cm" svg:y1="29.058cm" svg:x2="47.092cm" svg:y2="29.566cm">
          <text:p/>
        </draw:line>
        <draw:line draw:style-name="gr5" draw:text-style-name="P6" draw:layer="layout" svg:x1="47.092cm" svg:y1="29.058cm" svg:x2="47.473cm" svg:y2="29.312cm">
          <text:p/>
        </draw:line>
        <draw:line draw:style-name="gr5" draw:text-style-name="P6" draw:layer="layout" svg:x1="47.092cm" svg:y1="29.566cm" svg:x2="47.473cm" svg:y2="29.312cm">
          <text:p/>
        </draw:line>
        <draw:frame draw:style-name="gr7" draw:text-style-name="P8" draw:layer="layout" svg:width="2.794cm" svg:height="0.645cm" svg:x="47.981cm" svg:y="29.048cm">
          <draw:text-box>
            <text:p text:style-name="P7">CMP OUT</text:p>
          </draw:text-box>
        </draw:frame>
        <draw:line draw:style-name="gr5" draw:text-style-name="P6" draw:layer="layout" svg:x1="47.473cm" svg:y1="29.312cm" svg:x2="48.108cm" svg:y2="29.312cm">
          <text:p/>
        </draw:line>
        <draw:line draw:style-name="gr2" draw:text-style-name="P6" draw:layer="layout" svg:x1="47.092cm" svg:y1="29.058cm" svg:x2="47.092cm" svg:y2="29.566cm">
          <text:p/>
        </draw:line>
        <draw:line draw:style-name="gr5" draw:text-style-name="P6" draw:layer="layout" svg:x1="47.092cm" svg:y1="29.058cm" svg:x2="47.473cm" svg:y2="29.312cm">
          <text:p/>
        </draw:line>
        <draw:line draw:style-name="gr5" draw:text-style-name="P6" draw:layer="layout" svg:x1="47.092cm" svg:y1="29.566cm" svg:x2="47.473cm" svg:y2="29.312cm">
          <text:p/>
        </draw:line>
        <draw:line draw:style-name="gr5" draw:text-style-name="P6" draw:layer="layout" svg:x1="47.473cm" svg:y1="29.312cm" svg:x2="48.108cm" svg:y2="29.312cm">
          <text:p/>
        </draw:line>
        <draw:line draw:style-name="gr14" draw:text-style-name="P2" draw:layer="layout" svg:x1="45.441cm" svg:y1="29.312cm" svg:x2="47.092cm" svg:y2="29.312cm">
          <text:p/>
        </draw:line>
        <draw:line draw:style-name="gr15" draw:text-style-name="P2" draw:layer="layout" svg:x1="40.361cm" svg:y1="30.074cm" svg:x2="42.901cm" svg:y2="30.074cm">
          <text:p/>
        </draw:line>
        <draw:custom-shape draw:style-name="gr17" draw:text-style-name="P1" draw:layer="layout" svg:width="1.27cm" svg:height="1.27cm" svg:x="39.091cm" svg:y="29.439cm">
          <text:p text:style-name="P4"><text:span text:style-name="T4">DAC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40.742cm" svg:y1="28.423cm" svg:x2="42.901cm" svg:y2="28.423cm">
          <text:p/>
        </draw:line>
        <draw:custom-shape draw:style-name="gr19" draw:text-style-name="P1" draw:layer="layout" svg:width="1.651cm" svg:height="1.27cm" svg:x="39.091cm" svg:y="27.788cm">
          <text:p text:style-name="P4"><text:span text:style-name="T6">ANALOG</text:span></text:p>
          <text:p text:style-name="P4"><text:span text:style-name="T4">INPUT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0.16cm" svg:height="6.65cm" svg:x="38.329cm" svg:y="33.376cm">
          <draw:text-box>
            <text:p text:style-name="P11"><text:span text:style-name="T3">(PULSE_OUT, ANALOG INPUT, and ATRIG_INPUT can be connected internally with select power dividers or externally to switch between TDR and sampling oscilloscope modes)</text:span></text:p>
          </draw:text-box>
        </draw:frame>
        <draw:frame draw:style-name="gr21" draw:text-style-name="P14" draw:layer="layout" svg:width="9.017cm" svg:height="2.612cm" svg:x="28.296cm" svg:y="19.106cm">
          <draw:text-box>
            <text:p text:style-name="P13"><text:span text:style-name="T7">TDR r0 </text:span><text:span text:style-name="T7">Block </text:span><text:span text:style-name="T7">Diagra</text:span><text:span text:style-name="T7">m</text:span></text:p>
            <text:p text:style-name="P13"><text:span text:style-name="T7">1/1/20</text:span><text:span text:style-name="T7">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21:17:17.813582924</meta:creation-date>
    <dc:date>2019-01-01T21:54:07.820610004</dc:date>
    <meta:editing-duration>PT16M27S</meta:editing-duration>
    <meta:editing-cycles>4</meta:editing-cycles>
    <meta:generator>LibreOffice/6.1.3.2$Linux_X86_64 LibreOffice_project/10$Build-2</meta:generator>
    <meta:document-statistic meta:object-count="91"/>
  </office:meta>
</office:document-meta>
</file>